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top" draw:auto-grow-height="false" fo:min-height="9.5cm" fo:min-width="4.75cm" fo:padding-top="0.25cm" fo:padding-bottom="0.25cm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0.845cm" fo:min-width="3.251cm"/>
      <style:paragraph-properties style:writing-mode="lr-tb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1.25cm" fo:min-width="3.25cm"/>
      <style:paragraph-properties style:writing-mode="lr-tb"/>
    </style:style>
    <style:style style:name="gr4" style:family="graphic" style:parent-style-name="objectwithoutfill">
      <style:graphic-properties draw:marker-start="" draw:marker-start-width="0.3cm" draw:marker-end="Arrowheads_20_3" draw:marker-end-width="0.3cm" draw:fill="none" draw:textarea-vertical-align="middle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standard">
      <style:graphic-properties svg:stroke-color="#069a2e" draw:fill-color="#dde8cb" draw:textarea-horizontal-align="justify" draw:textarea-vertical-align="top" draw:auto-grow-height="false" fo:min-height="15.25cm" fo:min-width="6cm" fo:padding-top="0.25cm" fo:padding-bottom="0.25cm"/>
      <style:paragraph-properties style:writing-mode="lr-tb"/>
    </style:style>
    <style:style style:name="gr7" style:family="graphic" style:parent-style-name="standard">
      <style:graphic-properties svg:stroke-color="#069a2e" draw:fill-color="#77bc65" draw:textarea-horizontal-align="justify" draw:textarea-vertical-align="top" draw:auto-grow-height="false" fo:min-height="3.75cm" fo:min-width="4.5cm" fo:padding-top="0.25cm" fo:padding-bottom="0.25cm"/>
      <style:paragraph-properties style:writing-mode="lr-tb"/>
    </style:style>
    <style:style style:name="gr8" style:family="graphic" style:parent-style-name="standard">
      <style:graphic-properties svg:stroke-color="#069a2e" draw:fill-color="#77bc65" draw:textarea-horizontal-align="justify" draw:textarea-vertical-align="top" draw:auto-grow-height="false" fo:min-height="4.25cm" fo:min-width="4.5cm" fo:padding-top="0.25cm" fo:padding-bottom="0.25cm"/>
      <style:paragraph-properties style:writing-mode="lr-tb"/>
    </style:style>
    <style:style style:name="gr9" style:family="graphic" style:parent-style-name="standard">
      <style:graphic-properties svg:stroke-color="#069a2e" draw:fill-color="#77bc65" draw:textarea-horizontal-align="justify" draw:textarea-vertical-align="top" draw:auto-grow-height="false" fo:min-height="2.9cm" fo:min-width="4.5cm" fo:padding-top="0.25cm" fo:padding-bottom="0.25cm"/>
      <style:paragraph-properties style:writing-mode="lr-tb"/>
    </style:style>
    <style:style style:name="gr10" style:family="graphic" style:parent-style-name="standard">
      <style:graphic-properties svg:stroke-color="#069a2e" draw:fill-color="#afd095" draw:textarea-horizontal-align="justify" draw:textarea-vertical-align="middle" draw:auto-grow-height="false" fo:min-height="0.202cm" fo:min-width="3.452cm"/>
      <style:paragraph-properties style:writing-mode="lr-tb"/>
    </style:style>
    <style:style style:name="gr11" style:family="graphic" style:parent-style-name="objectwithoutfill">
      <style:graphic-properties svg:stroke-color="#224b12" draw:marker-end="Arrow_20_short" draw:fill="none" draw:textarea-vertical-align="middle"/>
    </style:style>
    <style:style style:name="gr12" style:family="graphic" style:parent-style-name="standard">
      <style:graphic-properties svg:stroke-color="#f10d0c" draw:fill-color="#ffd7d7" draw:textarea-horizontal-align="justify" draw:textarea-vertical-align="top" draw:auto-grow-height="false" fo:min-height="6cm" fo:min-width="5.5cm" fo:padding-top="0.25cm" fo:padding-bottom="0.25cm"/>
      <style:paragraph-properties style:writing-mode="lr-tb"/>
    </style:style>
    <style:style style:name="gr13" style:family="graphic" style:parent-style-name="standard">
      <style:graphic-properties svg:stroke-color="#f10d0c" draw:fill-color="#ff6d6d" draw:textarea-horizontal-align="justify" draw:textarea-vertical-align="middle" draw:auto-grow-height="false" fo:min-height="1.5cm" fo:min-width="4cm"/>
      <style:paragraph-properties style:writing-mode="lr-tb"/>
    </style:style>
    <style:style style:name="gr14" style:family="graphic" style:parent-style-name="objectwithoutfill">
      <style:graphic-properties svg:stroke-color="#8d281e" draw:marker-end="Arrowheads_20_7" draw:marker-end-width="0.3cm" draw:fill="none" draw:textarea-vertical-align="middle"/>
    </style:style>
    <style:style style:name="gr15" style:family="graphic" style:parent-style-name="standard">
      <style:graphic-properties svg:stroke-color="#ea7500" draw:fill-color="#ffdbb6" draw:textarea-horizontal-align="justify" draw:textarea-vertical-align="top" draw:auto-grow-height="false" fo:min-height="3.1cm" fo:min-width="5.5cm" fo:padding-top="0.25cm" fo:padding-bottom="0.25cm"/>
      <style:paragraph-properties style:writing-mode="lr-tb"/>
    </style:style>
    <style:style style:name="gr16" style:family="graphic" style:parent-style-name="standard">
      <style:graphic-properties svg:stroke-color="#ea7500" draw:fill-color="#ff972f" draw:textarea-horizontal-align="justify" draw:textarea-vertical-align="middle" draw:auto-grow-height="false" fo:min-height="1.5cm" fo:min-width="4cm"/>
      <style:paragraph-properties style:writing-mode="lr-tb"/>
    </style:style>
    <style:style style:name="gr17" style:family="graphic" style:parent-style-name="standard">
      <style:graphic-properties svg:stroke-color="#f10d0c" draw:fill-color="#ffd7d7" draw:textarea-horizontal-align="justify" draw:textarea-vertical-align="top" draw:auto-grow-height="false" fo:min-height="3.1cm" fo:min-width="5.5cm" fo:padding-top="0.25cm" fo:padding-bottom="0.25cm"/>
      <style:paragraph-properties style:writing-mode="lr-tb"/>
    </style:style>
    <style:style style:name="gr18" style:family="graphic" style:parent-style-name="objectwithoutfill">
      <style:graphic-properties svg:stroke-color="#3465a4" draw:marker-end="Arrowheads_20_13" draw:marker-end-width="0.3cm" draw:fill="none" draw:textarea-vertical-align="middle"/>
    </style:style>
    <style:style style:name="gr19" style:family="graphic" style:parent-style-name="objectwithoutfill">
      <style:graphic-properties svg:stroke-color="#127622" draw:marker-start="Arrowheads_20_27" draw:marker-start-width="0.3cm" draw:marker-end="" draw:marker-end-width="0.3cm" draw:fill="none" draw:textarea-vertical-align="middle"/>
    </style:style>
    <style:style style:name="gr20" style:family="graphic" style:parent-style-name="objectwithoutfill">
      <style:graphic-properties svg:stroke-color="#127622" draw:marker-start="Arrowheads_20_25" draw:marker-start-width="0.3cm" draw:marker-end="" draw:marker-end-width="0.3cm" draw:fill="none" draw:textarea-vertical-align="middle"/>
    </style:style>
    <style:style style:name="gr21" style:family="graphic" style:parent-style-name="objectwithoutfill">
      <style:graphic-properties svg:stroke-color="#127622" draw:marker-start="Arrowheads_20_26" draw:marker-start-width="0.3cm" draw:marker-end="" draw:marker-end-width="0.3cm" draw:fill="none" draw:textarea-vertical-align="middle"/>
    </style:style>
    <style:style style:name="gr22" style:family="graphic" style:parent-style-name="objectwithoutfill">
      <style:graphic-properties svg:stroke-color="#127622" draw:marker-end="Arrowheads_20_17" draw:marker-end-width="0.3cm" draw:fill="none" draw:textarea-vertical-align="middle"/>
    </style:style>
    <style:style style:name="gr23" style:family="graphic" style:parent-style-name="objectwithoutfill">
      <style:graphic-properties svg:stroke-color="#8d281e" draw:marker-end="Arrowheads_20_18" draw:marker-end-width="0.3cm" draw:fill="none" draw:textarea-vertical-align="middle"/>
    </style:style>
    <style:style style:name="gr24" style:family="graphic" style:parent-style-name="objectwithoutfill">
      <style:graphic-properties svg:stroke-color="#224b12" draw:marker-end="Arrowheads_20_19" draw:marker-end-width="0.3cm" draw:fill="none" draw:textarea-vertical-align="middle"/>
    </style:style>
    <style:style style:name="gr25" style:family="graphic" style:parent-style-name="objectwithoutfill">
      <style:graphic-properties svg:stroke-color="#3465a4" draw:marker-end="" draw:marker-end-width="0.3cm" draw:fill="none" draw:textarea-vertical-align="middle"/>
    </style:style>
    <style:style style:name="gr26" style:family="graphic" style:parent-style-name="standard">
      <style:graphic-properties draw:stroke="none" draw:fill-color="#ffffff" draw:opacity="0%" draw:textarea-horizontal-align="justify" draw:textarea-vertical-align="middle" draw:auto-grow-height="false" fo:min-height="0.25cm" fo:min-width="0cm"/>
    </style:style>
    <style:style style:name="gr27" style:family="graphic" style:parent-style-name="objectwithoutfill">
      <style:graphic-properties svg:stroke-color="#3465a4" draw:marker-end="Arrowheads_20_23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9" style:family="graphic" style:parent-style-name="objectwithoutfill">
      <style:graphic-properties svg:stroke-color="#8d281e" draw:marker-end="Arrowheads_20_28" draw:marker-end-width="0.3cm" draw:fill="none" draw:textarea-vertical-align="middle"/>
    </style:style>
    <style:style style:name="gr30" style:family="graphic" style:parent-style-name="objectwithoutfill">
      <style:graphic-properties svg:stroke-color="#8d281e" draw:marker-end="Arrowheads_20_29" draw:marker-end-width="0.3cm" draw:fill="none" draw:textarea-vertical-align="middle"/>
    </style:style>
    <style:style style:name="gr31" style:family="graphic" style:parent-style-name="objectwithoutfill">
      <style:graphic-properties svg:stroke-color="#3465a4" draw:marker-end="Arrowheads_20_30" draw:marker-end-width="0.3cm" draw:fill="none" draw:textarea-vertical-align="middle"/>
    </style:style>
    <style:style style:name="gr32" style:family="graphic" style:parent-style-name="objectwithoutfill">
      <style:graphic-properties draw:stroke="dash" draw:stroke-dash="Long_20_Dash" svg:stroke-color="#127622" draw:marker-end="Arrowheads_20_31" draw:marker-end-width="0.3cm" draw:fill="none" draw:textarea-vertical-align="middle"/>
    </style:style>
    <style:style style:name="co1" style:family="table-column">
      <style:table-column-properties style:column-width="0.762cm" style:use-optimal-column-width="false"/>
    </style:style>
    <style:style style:name="co2" style:family="table-column">
      <style:table-column-properties style:column-width="5.674cm" style:use-optimal-column-width="false"/>
    </style:style>
    <style:style style:name="ro1" style:family="table-row">
      <style:table-row-properties style:row-height="0.753cm" style:use-optimal-row-height="false"/>
    </style:style>
    <style:style style:name="ce1" style:family="table-cell">
      <loext:graphic-properties draw:fill="solid" draw:fill-color="#dee6ef"/>
      <style:paragraph-properties fo:border="0.03pt solid #ffffff"/>
      <style:text-properties fo:font-size="12pt" style:font-size-asian="12pt" style:font-size-complex="12pt"/>
    </style:style>
    <style:style style:name="ce2" style:family="table-cell">
      <loext:graphic-properties draw:fill="none"/>
      <style:paragraph-properties fo:border-left="none" fo:border-right="0.03pt solid #ffffff" fo:border-top="0.03pt solid #ffffff" fo:border-bottom="0.03pt solid #ffffff"/>
      <style:text-properties fo:font-size="12pt" style:font-size-asian="12pt" style:font-size-complex="12pt"/>
    </style:style>
    <style:style style:name="ce3" style:family="table-cell">
      <loext:graphic-properties draw:fill="solid" draw:fill-color="#dde8cb"/>
      <style:paragraph-properties fo:border-left="0.03pt solid #ffffff" fo:border-right="0.03pt solid #ffffff" fo:border-top="none" fo:border-bottom="0.03pt solid #ffffff"/>
      <style:text-properties fo:font-size="12pt" fo:language="en" fo:country="GB" style:font-size-asian="12pt" style:font-size-complex="12pt"/>
    </style:style>
    <style:style style:name="ce4" style:family="table-cell">
      <loext:graphic-properties draw:fill="none"/>
      <style:paragraph-properties fo:border-left="none" fo:border-right="0.03pt solid #ffffff" fo:border-top="0.03pt solid #ffffff" fo:border-bottom="0.03pt solid #ffffff"/>
      <style:text-properties fo:font-size="12pt" fo:language="en" fo:country="GB" style:font-size-asian="12pt" style:font-size-complex="12pt"/>
    </style:style>
    <style:style style:name="ce5" style:family="table-cell">
      <loext:graphic-properties draw:fill="solid" draw:fill-color="#ffd7d7"/>
      <style:paragraph-properties fo:border-left="0.03pt solid #ffffff" fo:border-right="0.03pt solid #ffffff" fo:border-top="none" fo:border-bottom="0.03pt solid #ffffff"/>
      <style:text-properties fo:font-size="12pt" fo:language="en" fo:country="GB" style:font-size-asian="12pt" style:font-size-complex="12pt"/>
    </style:style>
    <style:style style:name="ce6" style:family="table-cell">
      <loext:graphic-properties draw:fill="solid" draw:fill-color="#ffdbb6"/>
      <style:paragraph-properties fo:border-left="0.03pt solid #ffffff" fo:border-right="0.03pt solid #ffffff" fo:border-top="none" fo:border-bottom="0.03pt solid #ffffff"/>
      <style:text-properties fo:font-size="12pt" fo:language="en" fo:country="GB" style:font-size-asian="12pt" style:font-size-complex="12pt"/>
    </style:style>
    <style:style style:name="P1" style:family="paragraph">
      <style:paragraph-properties fo:text-align="center"/>
      <style:text-properties fo:font-size="12pt" fo:language="en" fo:country="GB" style:font-size-asian="12pt" style:font-size-complex="12pt"/>
    </style:style>
    <style:style style:name="P2" style:family="paragraph">
      <loext:graphic-properties draw:fill-color="#dee6ef"/>
      <style:paragraph-properties fo:text-align="center"/>
      <style:text-properties fo:font-size="12pt" fo:language="en" fo:country="GB" style:font-size-asian="12pt" style:font-size-complex="12pt"/>
    </style:style>
    <style:style style:name="P3" style:family="paragraph">
      <style:paragraph-properties fo:text-align="center"/>
      <style:text-properties fo:language="en" fo:country="GB"/>
    </style:style>
    <style:style style:name="P4" style:family="paragraph">
      <loext:graphic-properties draw:fill-color="#b4c7dc"/>
      <style:paragraph-properties fo:text-align="center"/>
      <style:text-properties fo:font-size="12pt" fo:language="en" fo:country="GB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language="en" fo:country="GB"/>
    </style:style>
    <style:style style:name="P6" style:family="paragraph">
      <loext:graphic-properties draw:fill-color="#dde8cb"/>
      <style:paragraph-properties fo:text-align="center"/>
      <style:text-properties fo:font-size="12pt" fo:language="en" fo:country="GB" style:font-size-asian="12pt" style:font-size-complex="12pt"/>
    </style:style>
    <style:style style:name="P7" style:family="paragraph">
      <style:paragraph-properties fo:margin-top="0cm" fo:margin-bottom="0cm" fo:text-align="center"/>
      <style:text-properties fo:language="en" fo:country="GB"/>
    </style:style>
    <style:style style:name="P8" style:family="paragraph">
      <loext:graphic-properties draw:fill-color="#77bc65"/>
      <style:paragraph-properties fo:margin-left="0.3cm" fo:margin-right="0cm" fo:margin-top="0cm" fo:margin-bottom="0cm" fo:text-align="center" fo:text-indent="0cm"/>
      <style:text-properties fo:font-size="12pt" fo:language="en" fo:country="GB" style:font-size-asian="12pt" style:font-size-complex="12pt"/>
    </style:style>
    <style:style style:name="P9" style:family="paragraph">
      <loext:graphic-properties draw:fill-color="#77bc65"/>
      <style:paragraph-properties fo:text-align="center"/>
      <style:text-properties fo:font-size="12pt" fo:language="en" fo:country="GB" style:font-size-asian="12pt" style:font-size-complex="12pt"/>
    </style:style>
    <style:style style:name="P10" style:family="paragraph">
      <style:paragraph-properties fo:text-align="start"/>
      <style:text-properties fo:font-size="10pt" fo:language="en" fo:country="GB" style:font-size-asian="10pt" style:font-size-complex="10pt"/>
    </style:style>
    <style:style style:name="P11" style:family="paragraph">
      <loext:graphic-properties draw:fill-color="#afd095"/>
      <style:paragraph-properties fo:text-align="start"/>
      <style:text-properties fo:font-size="10pt" fo:language="en" fo:country="GB" style:font-size-asian="10pt" style:font-size-complex="10pt"/>
    </style:style>
    <style:style style:name="P12" style:family="paragraph">
      <loext:graphic-properties draw:fill-color="#ffd7d7"/>
      <style:paragraph-properties fo:text-align="center"/>
      <style:text-properties fo:font-size="12pt" fo:language="en" fo:country="GB" style:font-size-asian="12pt" style:font-size-complex="12pt"/>
    </style:style>
    <style:style style:name="P13" style:family="paragraph">
      <loext:graphic-properties draw:fill-color="#ff6d6d"/>
      <style:paragraph-properties fo:text-align="center"/>
      <style:text-properties fo:font-size="12pt" fo:language="en" fo:country="GB" style:font-size-asian="12pt" style:font-size-complex="12pt"/>
    </style:style>
    <style:style style:name="P14" style:family="paragraph">
      <loext:graphic-properties draw:fill-color="#ffdbb6"/>
      <style:paragraph-properties fo:text-align="center"/>
      <style:text-properties fo:font-size="12pt" fo:language="en" fo:country="GB" style:font-size-asian="12pt" style:font-size-complex="12pt"/>
    </style:style>
    <style:style style:name="P15" style:family="paragraph">
      <loext:graphic-properties draw:fill-color="#ff972f"/>
      <style:paragraph-properties fo:text-align="center"/>
      <style:text-properties fo:font-size="12pt" fo:language="en" fo:country="GB" style:font-size-asian="12pt" style:font-size-complex="12pt"/>
    </style:style>
    <style:style style:name="P16" style:family="paragraph">
      <style:paragraph-properties fo:text-align="center"/>
      <style:text-properties fo:font-size="10pt" fo:language="en" fo:country="GB" style:font-size-asian="10pt" style:font-size-complex="10pt"/>
    </style:style>
    <style:style style:name="P17" style:family="paragraph">
      <loext:graphic-properties draw:fill-color="#afd095"/>
      <style:paragraph-properties fo:text-align="center"/>
      <style:text-properties fo:font-size="10pt" fo:language="en" fo:country="GB" style:font-size-asian="10pt" style:font-size-complex="10pt"/>
    </style:style>
    <style:style style:name="P18" style:family="paragraph">
      <loext:graphic-properties draw:fill-color="#ffffff" draw:opacity="0%"/>
      <style:paragraph-properties fo:text-align="center"/>
      <style:text-properties fo:language="en" fo:country="GB"/>
    </style:style>
    <style:style style:name="P19" style:family="paragraph">
      <style:paragraph-properties fo:text-align="center"/>
      <style:text-properties fo:font-size="22pt" fo:language="en" fo:country="GB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font-size="22pt" fo:language="en" fo:country="GB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21" style:family="paragraph">
      <style:text-properties fo:font-size="12pt" fo:language="en" fo:country="GB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25cm" svg:height="10cm" svg:x="2cm" svg:y="3.65cm">
          <text:p text:style-name="P1"><text:span text:style-name="T1">Annotated Atlas</text:span></text:p>
          <text:p text:style-name="P1"><text:span text:style-name="T1">“</text:span><text:span text:style-name="T1">Frontend”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3.75cm" svg:height="1.75cm" svg:x="2.75cm" svg:y="8.05cm">
          <text:p text:style-name="P3"><text:span text:style-name="T1">Couch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2" draw:id="id2" draw:layer="layout" svg:width="3.75cm" svg:height="1.75cm" svg:x="2.75cm" svg:y="10.85cm">
          <text:p text:style-name="P3"><text:span text:style-name="T1">CAP Fil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xml:id="id3" draw:id="id3" draw:layer="layout" svg:width="3.75cm" svg:height="1.5cm" svg:x="2.75cm" svg:y="5.35cm">
          <text:p text:style-name="P3"><text:span text:style-name="T1">User Tool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4.625cm" svg:y1="9.8cm" svg:x2="4.625cm" svg:y2="10.85cm" draw:start-shape="id1" draw:start-glue-point="7" draw:end-shape="id2" draw:end-glue-point="5" svg:d="M4625 9800v502 47 501" svg:viewBox="0 0 1 1051">
          <text:p/>
        </draw:connector>
        <draw:connector draw:style-name="gr5" draw:text-style-name="P5" draw:layer="layout" svg:x1="4.625cm" svg:y1="6.85cm" svg:x2="4.625cm" svg:y2="8.05cm" draw:start-shape="id3" draw:start-glue-point="2" draw:end-shape="id1" draw:end-glue-point="5" svg:d="M4625 6850v1200" svg:viewBox="0 0 1 1201">
          <text:p/>
        </draw:connector>
        <draw:custom-shape draw:style-name="gr6" draw:text-style-name="P6" draw:layer="layout" svg:width="6.5cm" svg:height="15.75cm" svg:x="11.5cm" svg:y="3.65cm">
          <text:p text:style-name="P1"><text:span text:style-name="T1">Annotated Atlas Tools</text:span></text:p>
          <text:p text:style-name="P1"><text:span text:style-name="T1">“</text:span><text:span text:style-name="T1">Backend”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cm" svg:height="4.25cm" svg:x="12.25cm" svg:y="5.15cm">
          <text:p text:style-name="P7"><text:span text:style-name="T1">Epic #1</text:span></text:p>
          <text:p text:style-name="P7"><text:span text:style-name="T2">MetAlert-Search</text:span></text:p>
          <text:p text:style-name="P7"><text:span text:style-name="T3">Polygon Search </text:span><text:span text:style-name="T3">Tools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cm" svg:height="4.75cm" svg:x="12.25cm" svg:y="9.8cm">
          <text:p text:style-name="P3"><text:span text:style-name="T1">Epic #2</text:span></text:p>
          <text:p text:style-name="P3"><text:span text:style-name="T2">MetAlert-Ingestor</text:span></text:p>
          <text:p text:style-name="P3"><text:span text:style-name="T3">CAP to MMD Converter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cm" svg:height="3.4cm" svg:x="12.25cm" svg:y="15cm">
          <text:p text:style-name="P3"><text:span text:style-name="T1">Epic #3</text:span></text:p>
          <text:p text:style-name="P3"><text:span text:style-name="T2">MetAlert-Search</text:span></text:p>
          <text:p text:style-name="P3"><text:span text:style-name="T3">Data Link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4" draw:id="id4" draw:layer="layout" svg:width="4cm" svg:height="0.5cm" svg:x="12.75cm" svg:y="11.59cm">
          <text:p text:style-name="P10"><text:span text:style-name="T4">1. Read CAP 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xml:id="id5" draw:id="id5" draw:layer="layout" svg:width="4cm" svg:height="0.5cm" svg:x="12.75cm" svg:y="12.3cm">
          <text:p text:style-name="P10"><text:span text:style-name="T4">2. Read 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xml:id="id6" draw:id="id6" draw:layer="layout" svg:width="4cm" svg:height="0.5cm" svg:x="12.751cm" svg:y="13.001cm">
          <text:p text:style-name="P10"><text:span text:style-name="T4">3. Generate MM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xml:id="id7" draw:id="id7" draw:layer="layout" svg:width="4cm" svg:height="0.5cm" svg:x="12.752cm" svg:y="13.702cm">
          <text:p text:style-name="P10"><text:span text:style-name="T4">4. Comm. w/DMC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draw:type="line" svg:x1="14.75cm" svg:y1="12.09cm" svg:x2="14.75cm" svg:y2="12.3cm" draw:start-shape="id4" draw:start-glue-point="2" draw:end-shape="id5" draw:end-glue-point="0" svg:d="M14750 12090v210" svg:viewBox="0 0 1 211">
          <text:p/>
        </draw:connector>
        <draw:connector draw:style-name="gr11" draw:text-style-name="P5" draw:layer="layout" draw:type="line" svg:x1="14.75cm" svg:y1="12.8cm" svg:x2="14.751cm" svg:y2="13.001cm" draw:start-shape="id5" draw:start-glue-point="2" draw:end-shape="id6" draw:end-glue-point="0" svg:d="M14750 12800l1 201" svg:viewBox="0 0 2 202">
          <text:p/>
        </draw:connector>
        <draw:connector draw:style-name="gr11" draw:text-style-name="P5" draw:layer="layout" draw:type="line" svg:x1="14.751cm" svg:y1="13.501cm" svg:x2="14.752cm" svg:y2="13.702cm" draw:start-shape="id6" draw:start-glue-point="2" draw:end-shape="id7" draw:end-glue-point="0" svg:d="M14751 13501l1 201" svg:viewBox="0 0 2 202">
          <text:p/>
        </draw:connector>
        <draw:custom-shape draw:style-name="gr12" draw:text-style-name="P12" xml:id="id17" draw:id="id17" draw:layer="layout" svg:width="6cm" svg:height="6.5cm" svg:x="21.55cm" svg:y="3.65cm">
          <text:p text:style-name="P3"><text:span text:style-name="T1">S-ENDA Tools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8" draw:id="id8" draw:layer="layout" svg:width="4.5cm" svg:height="1.75cm" svg:x="22.3cm" svg:y="4.9cm">
          <text:p text:style-name="P3"><text:span text:style-name="T1">Discovery Metadata</text:span></text:p>
          <text:p text:style-name="P3"><text:span text:style-name="T1">Catalog Ingestor</text:span></text:p>
          <text:p text:style-name="P3"><text:span text:style-name="T1">(DMCI)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9" draw:id="id9" draw:layer="layout" svg:width="4.5cm" svg:height="1.75cm" svg:x="22.3cm" svg:y="7.7cm">
          <text:p text:style-name="P3"><text:span text:style-name="T1">Metadata API</text:span></text:p>
          <text:p text:style-name="P3"><text:span text:style-name="T1">(PyCSW, SolR, etc.)</text:span></text:p>
          <draw:enhanced-geometry svg:viewBox="0 0 21600 21600" draw:type="rectangle" draw:enhanced-path="M 0 0 L 21600 0 21600 21600 0 21600 0 0 Z N"/>
        </draw:custom-shape>
        <draw:connector draw:style-name="gr14" draw:text-style-name="P5" draw:layer="layout" svg:x1="24.55cm" svg:y1="6.65cm" svg:x2="24.55cm" svg:y2="7.7cm" draw:start-shape="id8" draw:start-glue-point="2" draw:end-shape="id9" draw:end-glue-point="0" svg:d="M24550 6650v1050" svg:viewBox="0 0 1 1051">
          <text:p/>
        </draw:connector>
        <draw:custom-shape draw:style-name="gr15" draw:text-style-name="P14" xml:id="id18" draw:id="id18" draw:layer="layout" svg:width="6cm" svg:height="3.6cm" svg:x="21.55cm" svg:y="11.25cm">
          <text:p text:style-name="P3"><text:span text:style-name="T1">WeaMyL Tools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xml:id="id15" draw:id="id15" draw:layer="layout" svg:width="4.5cm" svg:height="1.75cm" svg:x="22.3cm" svg:y="12.5cm">
          <text:p text:style-name="P3"><text:span text:style-name="T1">Machine Learning</text:span></text:p>
          <text:p text:style-name="P3"><text:span text:style-name="T1">“</text:span><text:span text:style-name="T1">CAP Generator”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xml:id="id10" draw:id="id10" draw:layer="layout" svg:width="4cm" svg:height="0.5cm" svg:x="12.751cm" svg:y="6.987cm">
          <text:p text:style-name="P16"><text:span text:style-name="T4">Map Data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7" xml:id="id12" draw:id="id12" draw:layer="layout" svg:width="4cm" svg:height="0.5cm" svg:x="12.752cm" svg:y="8.388cm">
          <text:p text:style-name="P16"><text:span text:style-name="T4">Search 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7" xml:id="id11" draw:id="id11" draw:layer="layout" svg:width="4cm" svg:height="0.5cm" svg:x="12.752cm" svg:y="7.688cm">
          <text:p text:style-name="P16"><text:span text:style-name="T4">CAP File Ind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7" xml:id="id13" draw:id="id13" draw:layer="layout" svg:width="4cm" svg:height="0.5cm" svg:x="12.753cm" svg:y="16.789cm">
          <text:p text:style-name="P16"><text:span text:style-name="T4">CAP File 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draw:type="line" svg:x1="14.751cm" svg:y1="7.487cm" svg:x2="14.752cm" svg:y2="7.688cm" draw:start-shape="id10" draw:start-glue-point="2" draw:end-shape="id11" draw:end-glue-point="0" svg:d="M14751 7487l1 201" svg:viewBox="0 0 2 202">
          <text:p/>
        </draw:connector>
        <draw:connector draw:style-name="gr11" draw:text-style-name="P5" draw:layer="layout" draw:type="line" svg:x1="14.752cm" svg:y1="8.188cm" svg:x2="14.752cm" svg:y2="8.388cm" draw:start-shape="id11" draw:start-glue-point="2" draw:end-shape="id12" draw:end-glue-point="0" svg:d="M14752 8188v200" svg:viewBox="0 0 1 201">
          <text:p/>
        </draw:connector>
        <draw:custom-shape draw:style-name="gr17" draw:text-style-name="P12" xml:id="id19" draw:id="id19" draw:layer="layout" svg:width="6cm" svg:height="3.6cm" svg:x="21.55cm" svg:y="15.85cm">
          <text:p text:style-name="P3"><text:span text:style-name="T1">Data Access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16" draw:id="id16" draw:layer="layout" svg:width="4.5cm" svg:height="1.75cm" svg:x="22.3cm" svg:y="17cm">
          <text:p text:style-name="P3"><text:span text:style-name="T1">Thredds</text:span></text:p>
          <text:p text:style-name="P3"><text:span text:style-name="T1">OpenSearch</text:span></text:p>
          <text:p text:style-name="P3"><text:span text:style-name="T1">Etc.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xml:id="id14" draw:id="id14" draw:layer="layout" svg:width="4cm" svg:height="0.5cm" svg:x="12.754cm" svg:y="17.49cm">
          <text:p text:style-name="P16"><text:span text:style-name="T4">Data Index (UUI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5" draw:layer="layout" draw:type="line" svg:x1="14.753cm" svg:y1="17.289cm" svg:x2="14.754cm" svg:y2="17.49cm" draw:start-shape="id13" draw:start-glue-point="2" draw:end-shape="id14" draw:end-glue-point="0" svg:d="M14753 17289l1 201" svg:viewBox="0 0 2 202">
          <text:p/>
        </draw:connector>
        <draw:connector draw:style-name="gr18" draw:text-style-name="P5" draw:layer="layout" draw:type="curve" svg:x1="6.5cm" svg:y1="6.1cm" svg:x2="12.752cm" svg:y2="8.638cm" draw:start-shape="id3" draw:start-glue-point="1" draw:end-shape="id12" draw:end-glue-point="3" svg:d="M6500 6100c4689 0 1563 2538 6252 2538" svg:viewBox="0 0 6253 2539">
          <text:p/>
        </draw:connector>
        <draw:connector draw:style-name="gr19" draw:text-style-name="P5" draw:layer="layout" draw:type="curve" draw:line-skew="-2.25cm" svg:x1="12.753cm" svg:y1="17.039cm" svg:x2="12.752cm" svg:y2="7.938cm" draw:start-shape="id13" draw:start-glue-point="3" draw:end-shape="id11" draw:end-glue-point="3" svg:d="M12753 17039c-4128 0-4127-9101-1-9101" svg:viewBox="0 0 3097 9102">
          <text:p/>
        </draw:connector>
        <draw:connector draw:style-name="gr20" draw:text-style-name="P5" draw:layer="layout" draw:type="curve" svg:x1="6.5cm" svg:y1="11.725cm" svg:x2="12.75cm" svg:y2="11.84cm" draw:start-shape="id2" draw:start-glue-point="8" draw:end-shape="id4" draw:end-glue-point="3" svg:d="M6500 11725c4689 0 1564 115 6250 115" svg:viewBox="0 0 6251 116">
          <text:p/>
        </draw:connector>
        <draw:connector draw:style-name="gr21" draw:text-style-name="P5" draw:layer="layout" draw:type="curve" svg:x1="6.5cm" svg:y1="8.925cm" svg:x2="12.75cm" svg:y2="12.55cm" draw:start-shape="id1" draw:start-glue-point="8" draw:end-shape="id5" draw:end-glue-point="3" svg:d="M6500 8925c4689 0 1564 3625 6250 3625" svg:viewBox="0 0 6251 3626">
          <text:p/>
        </draw:connector>
        <draw:connector draw:style-name="gr22" draw:text-style-name="P5" draw:layer="layout" draw:type="curve" svg:x1="16.752cm" svg:y1="13.952cm" svg:x2="22.3cm" svg:y2="5.775cm" draw:start-shape="id7" draw:start-glue-point="1" draw:end-shape="id8" draw:end-glue-point="3" svg:d="M16752 13952c4162 0 1389-8177 5548-8177" svg:viewBox="0 0 5549 8178">
          <text:p/>
        </draw:connector>
        <draw:connector draw:style-name="gr23" draw:text-style-name="P5" draw:layer="layout" draw:type="curve" svg:x1="22.3cm" svg:y1="13.375cm" svg:x2="16.753cm" svg:y2="17.039cm" draw:start-shape="id15" draw:start-glue-point="3" draw:end-shape="id13" draw:end-glue-point="1" svg:d="M22300 13375c-4159 0-1386 3664-5547 3664" svg:viewBox="0 0 5548 3665">
          <text:p/>
        </draw:connector>
        <draw:connector draw:style-name="gr24" draw:text-style-name="P5" draw:layer="layout" draw:type="curve" svg:x1="16.754cm" svg:y1="17.74cm" svg:x2="22.3cm" svg:y2="17.875cm" draw:start-shape="id14" draw:start-glue-point="1" draw:end-shape="id16" draw:end-glue-point="3" svg:d="M16754 17740c4161 0 1388 135 5546 135" svg:viewBox="0 0 5547 136">
          <text:p/>
        </draw:connector>
        <draw:connector draw:style-name="gr25" draw:text-style-name="P5" draw:layer="layout" draw:type="curve" draw:line-skew="-0.625cm" svg:x1="6.5cm" svg:y1="6.1cm" svg:x2="14.65cm" svg:y2="2.8cm" draw:start-shape="id3" draw:start-glue-point="1" svg:d="M6500 6100c5551 0 1477-3300 8150-3300" svg:viewBox="0 0 8151 3301">
          <text:p/>
        </draw:connector>
        <draw:custom-shape draw:style-name="gr26" draw:text-style-name="P18" draw:layer="layout" svg:width="0.001cm" svg:height="0.5cm" svg:x="14.65cm" svg:y="2.35cm">
          <text:p/>
          <draw:enhanced-geometry svg:viewBox="0 0 21600 21600" draw:type="rectangle" draw:enhanced-path="M 0 0 L 21600 0 21600 21600 0 21600 0 0 Z N"/>
        </draw:custom-shape>
        <draw:connector draw:style-name="gr27" draw:text-style-name="P5" draw:layer="layout" draw:type="curve" draw:line-skew="1.325cm" svg:x1="14.651cm" svg:y1="2.8cm" svg:x2="22.3cm" svg:y2="8.575cm" draw:end-shape="id9" draw:end-glue-point="3" svg:d="M14651 2800c7348 0 3524 5775 7649 5775" svg:viewBox="0 0 7650 5776">
          <text:p/>
        </draw:connector>
        <draw:frame draw:style-name="gr28" draw:text-style-name="P20" draw:layer="layout" svg:width="11.75cm" svg:height="1.119cm" svg:x="8.975cm" svg:y="1.05cm">
          <draw:text-box>
            <text:p text:style-name="P19"><text:span text:style-name="T5">Annotated Atlas Overview</text:span></text:p>
          </draw:text-box>
        </draw:frame>
        <draw:connector draw:style-name="gr29" draw:text-style-name="P5" draw:layer="layout" draw:type="curve" svg:x1="24.55cm" svg:y1="10.15cm" svg:x2="24.55cm" svg:y2="11.25cm" draw:start-shape="id17" draw:start-glue-point="2" draw:end-shape="id18" draw:end-glue-point="0" svg:d="M24550 10150v1100" svg:viewBox="0 0 1 1101">
          <text:p/>
        </draw:connector>
        <draw:connector draw:style-name="gr30" draw:text-style-name="P5" draw:layer="layout" draw:type="curve" svg:x1="24.55cm" svg:y1="15.85cm" svg:x2="24.55cm" svg:y2="14.85cm" draw:start-shape="id19" draw:start-glue-point="0" draw:end-shape="id18" draw:end-glue-point="2" svg:d="M24550 15850v-1000" svg:viewBox="0 0 1 1001">
          <text:p/>
        </draw:connector>
        <draw:connector draw:style-name="gr31" draw:text-style-name="P5" draw:layer="layout" draw:type="curve" draw:line-skew="-1.127cm" svg:x1="6.5cm" svg:y1="6.1cm" svg:x2="12.754cm" svg:y2="17.74cm" draw:start-shape="id3" draw:start-glue-point="1" draw:end-shape="id14" draw:end-glue-point="3" svg:d="M6500 6100c3000 0-127 11640 6254 11640" svg:viewBox="0 0 6255 11641">
          <text:p/>
        </draw:connector>
        <draw:connector draw:style-name="gr32" draw:text-style-name="P5" draw:layer="layout" draw:type="curve" svg:x1="16.754cm" svg:y1="17.74cm" svg:x2="22.3cm" svg:y2="8.575cm" draw:start-shape="id14" draw:start-glue-point="1" draw:end-shape="id9" draw:end-glue-point="3" svg:d="M16754 17740c4161 0 1388-9165 5546-9165" svg:viewBox="0 0 5547 9166">
          <text:p/>
        </draw:connector>
        <draw:frame draw:style-name="standard" draw:layer="layout" svg:width="6.435cm" svg:height="3.011cm" svg:x="1.715cm" svg:y="16.32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21">Annotated Atlas “Frontend”</text:p>
              </table:table-cell>
            </table:table-row>
            <table:table-row table:style-name="ro1">
              <table:table-cell table:style-name="ce3"/>
              <table:table-cell table:style-name="ce4">
                <text:p text:style-name="P21">Annotated Atlas “Backend”</text:p>
              </table:table-cell>
            </table:table-row>
            <table:table-row table:style-name="ro1">
              <table:table-cell table:style-name="ce5"/>
              <table:table-cell table:style-name="ce4">
                <text:p text:style-name="P21">Other MET Services</text:p>
              </table:table-cell>
            </table:table-row>
            <table:table-row table:style-name="ro1">
              <table:table-cell table:style-name="ce6"/>
              <table:table-cell table:style-name="ce4">
                <text:p text:style-name="P21">WeaMyL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7 20 13" svg:d="M0 20l10-13 10 13z"/>
    <draw:marker draw:name="Arrowheads_20_13" draw:display-name="Arrowheads 13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4T14:04:13.741447664</meta:creation-date>
    <dc:date>2021-06-15T12:11:00.925967637</dc:date>
    <meta:editing-duration>PT21H43M31S</meta:editing-duration>
    <meta:editing-cycles>26</meta:editing-cycles>
    <meta:generator>LibreOffice/7.0.4.2$Linux_X86_64 LibreOffice_project/00$Build-2</meta:generator>
    <meta:print-date>2021-06-15T11:20:32.060773620</meta:print-date>
    <meta:document-statistic meta:object-count="49"/>
  </office:meta>
</office:document-meta>
</file>